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top="0cm" fo:margin-bottom="0.499cm"/>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9"/>
    <style:style style:name="P8" style:family="paragraph" style:parent-style-name="Text_20_body" style:list-style-name="L10"/>
    <style:style style:name="P9" style:family="paragraph" style:parent-style-name="Text_20_body" style:list-style-name="L11"/>
    <style:style style:name="P10" style:family="paragraph" style:parent-style-name="Text_20_body" style:list-style-name="L12"/>
    <style:style style:name="P11" style:family="paragraph" style:parent-style-name="Text_20_body" style:list-style-name="L13"/>
    <style:style style:name="P12" style:family="paragraph" style:parent-style-name="Text_20_body" style:list-style-name="L14"/>
    <style:style style:name="P13" style:family="paragraph" style:parent-style-name="Text_20_body" style:list-style-name="L1">
      <style:paragraph-properties fo:margin-top="0cm" fo:margin-bottom="0cm"/>
    </style:style>
    <style:style style:name="P14" style:family="paragraph" style:parent-style-name="Text_20_body" style:list-style-name="L6">
      <style:paragraph-properties fo:margin-top="0cm" fo:margin-bottom="0cm"/>
    </style:style>
    <style:style style:name="P15" style:family="paragraph" style:parent-style-name="Text_20_body" style:list-style-name="L7">
      <style:paragraph-properties fo:margin-top="0cm" fo:margin-bottom="0.499cm"/>
    </style:style>
    <style:style style:name="P16" style:family="paragraph" style:parent-style-name="Heading_20_2">
      <style:paragraph-properties fo:margin-top="0cm" fo:margin-bottom="0.499cm"/>
    </style:style>
    <style:style style:name="T1" style:family="text">
      <style:text-properties fo:font-weight="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2">Privacy Policy</text:h>
      <text:h text:style-name="Heading_20_3" text:outline-level="3">call your taxi<text:line-break/>1800 103 5050</text:h>
      <text:p text:style-name="Text_20_body">NUCABS is committed to protecting your privacy and developing technology that gives you the most powerful and safe online experience. This Statement of Privacy applies to the NUCABS Web site and governs data collection and usage. By using the NUCABS website, you consent to the data practices described in this statement.</text:p>
      <text:p text:style-name="Text_20_body"><text:span text:style-name="Strong_20_Emphasis">Collection of your Personal Information</text:span></text:p>
      <text:p text:style-name="Text_20_body">NUCABS collects personally identifiable information, such as your e-mail address, name, home or work address or telephone number. NUCABS also collects anonymous demographic information, which is not unique to you, such as your postal code, age, gender, preferences, interests and favourites.</text:p>
      <text:p text:style-name="Text_20_body">There is also information about your computer hardware and software that is automatically collected by NUCABS. This information can include: your IP address, browser type, domain names, access times and referring Web site addresses. This information is used by NUCABS for the operation of the service, to maintain quality of the service, and to provide general statistics regarding use of the NUCABS Web site.</text:p>
      <text:p text:style-name="Text_20_body">Please keep in mind that if you directly disclose personally identifiable information or personally sensitive data through NUCABS public message boards, this information may be collected and used by others. Note: NUCABS does not read any of your private online communications.</text:p>
      <text:p text:style-name="Text_20_body">NUCABS encourages you to review the privacy statements of Web sites you choose to link to from NUCABS so that you can understand how those Web sites collect, use and share your information. NUCABS is not responsible for the privacy statements or other content on Web sites outside of the NUCABS and NUCABS family of Web sites.</text:p>
      <text:p text:style-name="Text_20_body"><text:span text:style-name="Strong_20_Emphasis">Use of your Personal Information</text:span></text:p>
      <text:p text:style-name="Text_20_body">NUCABS collects and uses your personal information to operate the NUCABS Web site and deliver the services you have requested. NUCABS also uses your personally identifiable information to inform you of other products or services available from NUCABS and its affiliates. NUCABS may also contact you via surveys to conduct research about your opinion of current services or of potential new services that may be offered.</text:p>
      <text:p text:style-name="Text_20_body">NUCABS does not sell, rent or lease its customer lists to third parties. NUCABS may, from time to time, contact you on behalf of external business partners about a particular offering that may be of interest to you. In those cases, your unique personally identifiable information (e-mail, name, address, telephone number) is not transferred to the third party. In addition, NUCABS may share data with trusted partners to help us perform statistical analysis, send you email or postal mail, provide customer support, or arrange for deliveries. All such third parties are prohibited from using your personal information except to provide these services to NUCABS, and they are required to maintain the confidentiality of your information.</text:p>
      <text:p text:style-name="Text_20_body">NUCABS does not use or disclose sensitive personal information, such as race, religion, or political affiliations, without your explicit consent.</text:p>
      <text:p text:style-name="Text_20_body">NUCABS keeps track of the Web sites and pages our customers visit within NUCABS, in order to determine what NUCABS services are the most popular. This data is used to deliver customized content and advertising within NUCABS to customers whose behaviour indicates that they are interested in a particular subject area.</text:p>
      <text:p text:style-name="Text_20_body"><text:soft-page-break/>NUCABS Web sites will disclose your personal information, without notice, only if required to do so by law or in the good faith belief that such action is necessary to: (a) conform to the edicts of the law or comply with legal process served on NUCABS or the site; (b) protect and defend the rights or property of NUCABS; and, (c) act under exigent circumstances to protect the personal safety of users of NUCABS, or the public.</text:p>
      <text:p text:style-name="Text_20_body"><text:span text:style-name="Strong_20_Emphasis">Use of Cookies</text:span></text:p>
      <text:p text:style-name="Text_20_body">The NUCABS Web site use “cookies” to help you personalize your online experience. A cookie is a text file that is placed on your hard disk by a Web page server. Cookies cannot be used to run programs or deliver viruses to your computer. Cookies are uniquely assigned to you, and can only be read by a web server in the domain that issued the cookie to you.</text:p>
      <text:p text:style-name="Text_20_body">One of the primary purposes of cookies is to provide a convenience feature to save you time. The purpose of a cookie is to tell the Web server that you have returned to a specific page. For example, if you personalize NUCABS pages, or register with NUCABS site or services, a cookie helps NUCABS to recall your specific information on subsequent visits. This simplifies the process of recording your personal information, such as billing addresses, shipping addresses, and so on. When you return to the same NUCABS Web site, the information you previously provided can be retrieved, so you can easily use the NUCABS features that you customized.</text:p>
      <text:p text:style-name="Text_20_body">You have the ability to accept or decline cookies. Most Web browsers automatically accept cookies, but you can usually modify your browser setting to decline cookies if you prefer. If you choose to decline cookies, you may not be able to fully experience the interactive features of the NUCABS services or Web sites you visit.</text:p>
      <text:p text:style-name="Text_20_body">Security of your Personal Information</text:p>
      <text:p text:style-name="Text_20_body">NUCABS secures your personal information from unauthorized access, use or disclosure. NUCABS secures the personally identifiable information you provide on computer servers in a controlled, secure environment, protected from unauthorized access, use or disclosure. When personal information (such as a credit card number) is transmitted to other Web sites, it is protected through the use of encryption, such as the Secure Socket Layer (SSL) protocol.</text:p>
      <text:p text:style-name="Text_20_body"><text:span text:style-name="Strong_20_Emphasis">Changes to this Statement</text:span></text:p>
      <text:p text:style-name="Text_20_body">NUCABS will occasionally update this Statement of Privacy to reflect company and customer feedback. NUCABS encourages you to periodically review this Statement to be informed of how NUCABS is protecting your information.</text:p>
      <text:p text:style-name="Text_20_body"><text:span text:style-name="Strong_20_Emphasis">Contact Information</text:span></text:p>
      <text:p text:style-name="Text_20_body">NUCABS welcomes your comments regarding this Statement of Privacy. If you believe that NUCABS has not adhered to this Statement, please contact NUCABS at nucabs@gmail.com.We will use commercially reasonable efforts to promptly determine and remedy the problem.</text:p>
      <text:p text:style-name="P1"/>
      <text:p text:style-name="P1"/>
      <text:p text:style-name="P1"/>
      <text:p text:style-name="P1"/>
      <text:p text:style-name="P1"/>
      <text:p text:style-name="P1"/>
      <text:p text:style-name="P1"><text:soft-page-break/>WHY CHOOSE US?</text:p>
      <text:list xml:id="list81980467" text:style-name="L7">
        <text:list-item>
          <text:p text:style-name="P15"><text:span text:style-name="Strong_20_Emphasis"> Saves your money</text:span> </text:p>
        </text:list-item>
      </text:list>
      <text:p text:style-name="Text_20_body">People generally hire a taxi in case of emergency or in the last moment due to which you may be charged with higher cost. Booking a taxi a few days earlier can help you save some amount and also you many get some discount.</text:p>
      <text:list xml:id="list917058051" text:style-name="L9">
        <text:list-item>
          <text:p text:style-name="P7"><text:span text:style-name="Strong_20_Emphasis"> Saves your time</text:span> </text:p>
        </text:list-item>
      </text:list>
      <text:p text:style-name="Text_20_body">Online booking helps you a lot in saving your precious time. Normally you need to wait for certain time to speak to a representative of taxi rental service for hiring their service. Sometimes you may also need to wait for more time in case of some problems with them. With online booking system, you are free from this kind of problem. You no longer have to wait for your turn and can easily book a taxi from your home in a couple of minutes.</text:p>
      <text:list xml:id="list1579064744" text:style-name="L10">
        <text:list-header>
          <text:p text:style-name="P8"/>
        </text:list-header>
      </text:list>
      <text:list xml:id="list1673034797" text:style-name="L11">
        <text:list-item>
          <text:p text:style-name="P9"><text:span text:style-name="Strong_20_Emphasis">Clarity</text:span> </text:p>
        </text:list-item>
      </text:list>
      <text:p text:style-name="Text_20_body">The best part about online booking system is that it is clear as a crystal. There is no confusion regarding the booking process. Every process like cost, timing, and type of car is clearly explained and managed online.  Once you deal with a reputable brand, there is no doubt that you will be receiving the exact taxi according to your details of booking. There will not be any changes in the delivery. You also can check the online status to be sure.</text:p>
      <text:list xml:id="list821715813" text:style-name="L12">
        <text:list-item>
          <text:p text:style-name="P10"><text:span text:style-name="Strong_20_Emphasis">Get diverse choice</text:span> </text:p>
        </text:list-item>
      </text:list>
      <text:p text:style-name="Text_20_body">Car rental services nowadays are listing their services, their benefits, and detail information about their vehicles on their respective websites. You can find detailed information like prices, rates, types of vehicle available, total no of vehicles and much other relevant information. You are benefitted in the sense that you can make use of this information and compare different car rentals companies and choose the best one as per your requirement.</text:p>
      <text:list xml:id="list2039963320" text:style-name="L13">
        <text:list-item>
          <text:p text:style-name="P11"><text:span text:style-name="Strong_20_Emphasis">Book anytime you like</text:span> </text:p>
        </text:list-item>
      </text:list>
      <text:p text:style-name="Text_20_body">The most interesting and easy thing about Online booking is that you can book your taxi online anytime you like. The only thing you need is a device and internet. You can also get mobile apps nowadays that provide taxi hire service.</text:p>
      <text:list xml:id="list1258801290" text:style-name="L14">
        <text:list-item>
          <text:p text:style-name="P12"><text:span text:style-name="Strong_20_Emphasis">Keep track of your journey</text:span> </text:p>
        </text:list-item>
      </text:list>
      <text:p text:style-name="Text_20_body">Reputable car rental service provides us with a tracking facility nowadays. You can now keep a track over your journey when booking onlin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Lohit Hindi"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Micro Hei"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Lohit Hindi"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it </meta:initial-creator>
    <meta:creation-date>2017-11-16T14:00:29</meta:creation-date>
    <dc:date>2017-11-16T14:17:19</dc:date>
    <dc:creator>niit </dc:creator>
    <meta:editing-duration>PT3M25S</meta:editing-duration>
    <meta:editing-cycles>2</meta:editing-cycles>
    <meta:generator>LibreOffice/3.5$Linux_x86 LibreOffice_project/350m1$Build-2</meta:generator>
    <meta:document-statistic meta:table-count="0" meta:image-count="0" meta:object-count="0" meta:page-count="3" meta:paragraph-count="37" meta:word-count="1353" meta:character-count="8204" meta:non-whitespace-character-count="6885"/>
  </office:meta>
</office:document-meta>
</file>